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edaf" officeooo:paragraph-rsid="00105358"/>
    </style:style>
    <style:style style:name="P2" style:family="paragraph" style:parent-style-name="Standard">
      <style:text-properties officeooo:rsid="0024904e" officeooo:paragraph-rsid="00105358"/>
    </style:style>
    <style:style style:name="P3" style:family="paragraph" style:parent-style-name="Standard">
      <style:text-properties officeooo:rsid="000cc639" officeooo:paragraph-rsid="00105358"/>
    </style:style>
    <style:style style:name="P4" style:family="paragraph" style:parent-style-name="Standard">
      <style:text-properties officeooo:rsid="000fb0ce" officeooo:paragraph-rsid="00105358"/>
    </style:style>
    <style:style style:name="P5" style:family="paragraph" style:parent-style-name="Standard">
      <style:text-properties officeooo:rsid="0018e516" officeooo:paragraph-rsid="00105358"/>
    </style:style>
    <style:style style:name="P6" style:family="paragraph" style:parent-style-name="Standard">
      <style:text-properties officeooo:paragraph-rsid="00105358"/>
    </style:style>
    <style:style style:name="P7" style:family="paragraph" style:parent-style-name="Standard">
      <style:paragraph-properties fo:break-before="page"/>
      <style:text-properties officeooo:rsid="0007edaf" officeooo:paragraph-rsid="00105358"/>
    </style:style>
    <style:style style:name="P8" style:family="paragraph" style:parent-style-name="Heading_20_4">
      <style:text-properties officeooo:paragraph-rsid="00105358"/>
    </style:style>
    <style:style style:name="P9" style:family="paragraph" style:parent-style-name="Preformatted_20_Text">
      <style:text-properties officeooo:rsid="0007edaf" officeooo:paragraph-rsid="00105358"/>
    </style:style>
    <style:style style:name="P10" style:family="paragraph" style:parent-style-name="Preformatted_20_Text">
      <style:text-properties officeooo:rsid="000cc639" officeooo:paragraph-rsid="00105358"/>
    </style:style>
    <style:style style:name="P11" style:family="paragraph" style:parent-style-name="Preformatted_20_Text">
      <style:text-properties officeooo:rsid="000fb0ce" officeooo:paragraph-rsid="00105358"/>
    </style:style>
    <style:style style:name="P12" style:family="paragraph" style:parent-style-name="Preformatted_20_Text">
      <style:text-properties officeooo:rsid="00133cb4" officeooo:paragraph-rsid="00105358"/>
    </style:style>
    <style:style style:name="P13" style:family="paragraph" style:parent-style-name="Preformatted_20_Text">
      <style:text-properties fo:font-weight="bold" officeooo:rsid="00133cb4" officeooo:paragraph-rsid="00105358"/>
    </style:style>
    <style:style style:name="P14" style:family="paragraph" style:parent-style-name="Preformatted_20_Text">
      <style:text-properties fo:font-weight="bold" officeooo:rsid="0015618e" officeooo:paragraph-rsid="00105358" style:font-weight-asian="bold" style:font-weight-complex="bold"/>
    </style:style>
    <style:style style:name="P15" style:family="paragraph" style:parent-style-name="Preformatted_20_Text">
      <style:text-properties fo:font-weight="bold" officeooo:rsid="0015618e" officeooo:paragraph-rsid="00105358"/>
    </style:style>
    <style:style style:name="P16" style:family="paragraph" style:parent-style-name="Preformatted_20_Text">
      <style:text-properties fo:font-weight="normal" officeooo:rsid="000cc639" officeooo:paragraph-rsid="00105358" style:font-weight-asian="normal" style:font-weight-complex="normal"/>
    </style:style>
    <style:style style:name="P17" style:family="paragraph" style:parent-style-name="Preformatted_20_Text">
      <style:text-properties fo:font-weight="normal" officeooo:rsid="00133cb4" officeooo:paragraph-rsid="00105358" style:font-weight-asian="normal" style:font-weight-complex="normal"/>
    </style:style>
    <style:style style:name="P18" style:family="paragraph" style:parent-style-name="Preformatted_20_Text">
      <style:text-properties fo:font-weight="normal" officeooo:rsid="0015618e" officeooo:paragraph-rsid="00105358" style:font-weight-asian="normal" style:font-weight-complex="normal"/>
    </style:style>
    <style:style style:name="P19" style:family="paragraph" style:parent-style-name="Preformatted_20_Text">
      <style:text-properties officeooo:rsid="0018e516" officeooo:paragraph-rsid="00105358"/>
    </style:style>
    <style:style style:name="P20" style:family="paragraph" style:parent-style-name="Preformatted_20_Text">
      <style:text-properties officeooo:paragraph-rsid="00105358"/>
    </style:style>
    <style:style style:name="P21" style:family="paragraph" style:parent-style-name="Preformatted_20_Text">
      <style:paragraph-properties fo:margin-top="0cm" fo:margin-bottom="0.499cm" loext:contextual-spacing="false"/>
      <style:text-properties officeooo:rsid="000cc639" officeooo:paragraph-rsid="00105358"/>
    </style:style>
    <style:style style:name="P22" style:family="paragraph" style:parent-style-name="Preformatted_20_Text">
      <style:paragraph-properties fo:margin-top="0cm" fo:margin-bottom="0.499cm" loext:contextual-spacing="false"/>
      <style:text-properties officeooo:paragraph-rsid="00105358"/>
    </style:style>
    <style:style style:name="P23" style:family="paragraph" style:parent-style-name="Heading_20_2">
      <style:text-properties officeooo:rsid="0007edaf" officeooo:paragraph-rsid="00105358"/>
    </style:style>
    <style:style style:name="P24" style:family="paragraph" style:parent-style-name="Heading_20_2">
      <style:text-properties officeooo:paragraph-rsid="00105358"/>
    </style:style>
    <style:style style:name="P25" style:family="paragraph" style:parent-style-name="Text_20_body">
      <style:text-properties officeooo:paragraph-rsid="00105358"/>
    </style:style>
    <style:style style:name="P26" style:family="paragraph" style:parent-style-name="Heading_20_1">
      <style:text-properties officeooo:rsid="000cc639" officeooo:paragraph-rsid="00105358"/>
    </style:style>
    <style:style style:name="P27" style:family="paragraph" style:parent-style-name="Heading_20_1">
      <style:text-properties fo:font-weight="bold" officeooo:rsid="0015618e" officeooo:paragraph-rsid="00105358"/>
    </style:style>
    <style:style style:name="P28" style:family="paragraph" style:parent-style-name="Heading_20_1">
      <style:text-properties officeooo:paragraph-rsid="00105358"/>
    </style:style>
    <style:style style:name="P29" style:family="paragraph" style:parent-style-name="Heading_20_3">
      <style:text-properties officeooo:paragraph-rsid="00105358"/>
    </style:style>
    <style:style style:name="P30" style:family="paragraph" style:parent-style-name="Standard">
      <style:text-properties officeooo:rsid="0018e516" officeooo:paragraph-rsid="00105358"/>
    </style:style>
    <style:style style:name="P31" style:family="paragraph" style:parent-style-name="Standard">
      <style:text-properties officeooo:rsid="0018e516" officeooo:paragraph-rsid="0012de78"/>
    </style:style>
    <style:style style:name="P32" style:family="paragraph" style:parent-style-name="Standard">
      <style:text-properties officeooo:rsid="000fb0ce" officeooo:paragraph-rsid="00123d0a"/>
    </style:style>
    <style:style style:name="P33" style:family="paragraph" style:parent-style-name="Standard">
      <style:text-properties officeooo:rsid="000fb0ce" officeooo:paragraph-rsid="0012de78"/>
    </style:style>
    <style:style style:name="P34" style:family="paragraph" style:parent-style-name="Standard">
      <style:text-properties officeooo:paragraph-rsid="00123d0a"/>
    </style:style>
    <style:style style:name="P35" style:family="paragraph" style:parent-style-name="Preformatted_20_Text">
      <style:text-properties officeooo:rsid="0018e516" officeooo:paragraph-rsid="00123d0a"/>
    </style:style>
    <style:style style:name="P36" style:family="paragraph" style:parent-style-name="Preformatted_20_Text">
      <style:text-properties officeooo:rsid="0018e516" officeooo:paragraph-rsid="0012de78"/>
    </style:style>
    <style:style style:name="P37" style:family="paragraph" style:parent-style-name="Preformatted_20_Text">
      <style:text-properties officeooo:rsid="000fb0ce" officeooo:paragraph-rsid="00123d0a"/>
    </style:style>
    <style:style style:name="P38" style:family="paragraph" style:parent-style-name="Preformatted_20_Text">
      <style:paragraph-properties fo:margin-top="0cm" fo:margin-bottom="0.499cm" loext:contextual-spacing="false"/>
      <style:text-properties officeooo:rsid="000fb0ce" officeooo:paragraph-rsid="00123d0a"/>
    </style:style>
    <style:style style:name="T1" style:family="text">
      <style:text-properties officeooo:rsid="00098bc9"/>
    </style:style>
    <style:style style:name="T2" style:family="text">
      <style:text-properties officeooo:rsid="0022b225"/>
    </style:style>
    <style:style style:name="T3" style:family="text">
      <style:text-properties officeooo:rsid="0007edaf"/>
    </style:style>
    <style:style style:name="T4" style:family="text">
      <style:text-properties officeooo:rsid="0008fc2d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c509a" style:font-weight-asian="bold" style:font-weight-complex="bold"/>
    </style:style>
    <style:style style:name="T8" style:family="text">
      <style:text-properties officeooo:rsid="0024904e"/>
    </style:style>
    <style:style style:name="T9" style:family="text">
      <style:text-properties officeooo:rsid="000c509a"/>
    </style:style>
    <style:style style:name="T10" style:family="text">
      <style:text-properties officeooo:rsid="001a658c"/>
    </style:style>
    <style:style style:name="T11" style:family="text">
      <style:text-properties officeooo:rsid="001a6e98"/>
    </style:style>
    <style:style style:name="T12" style:family="text">
      <style:text-properties fo:color="#ce181e"/>
    </style:style>
    <style:style style:name="T13" style:family="text">
      <style:text-properties fo:color="#72bf44"/>
    </style:style>
    <style:style style:name="T14" style:family="text">
      <style:text-properties fo:color="#72bf44" officeooo:rsid="001e012b"/>
    </style:style>
    <style:style style:name="T15" style:family="text">
      <style:text-properties fo:color="#000000"/>
    </style:style>
    <style:style style:name="T16" style:family="text">
      <style:text-properties fo:color="#000000" officeooo:rsid="001e012b"/>
    </style:style>
    <style:style style:name="T17" style:family="text">
      <style:text-properties fo:color="#000000" officeooo:rsid="001fbbba"/>
    </style:style>
    <style:style style:name="T18" style:family="text">
      <style:text-properties fo:color="#000000" officeooo:rsid="001a6e98"/>
    </style:style>
    <style:style style:name="T19" style:family="text">
      <style:text-properties officeooo:rsid="0020e351"/>
    </style:style>
    <style:style style:name="T20" style:family="text">
      <style:text-properties officeooo:rsid="0021dd48"/>
    </style:style>
    <style:style style:name="T21" style:family="text">
      <style:text-properties officeooo:rsid="0011bd43"/>
    </style:style>
    <style:style style:name="T22" style:family="text">
      <style:text-properties officeooo:rsid="00123d0a"/>
    </style:style>
    <style:style style:name="T23" style:family="text">
      <style:text-properties officeooo:rsid="000fb0ce"/>
    </style:style>
    <style:style style:name="T24" style:family="text">
      <style:text-properties officeooo:rsid="0018e516"/>
    </style:style>
    <style:style style:name="T25" style:family="text">
      <style:text-properties officeooo:rsid="0012de78"/>
    </style:style>
    <style:style style:name="T26" style:family="text">
      <style:text-properties officeooo:rsid="0014b9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Kata-Container install <text:span text:style-name="T21">Protokoll</text:span></text:p>
      <text:p text:style-name="P1"/>
      <text:p text:style-name="P1">Golang install:</text:p>
      <text:p text:style-name="P1"/>
      <text:p text:style-name="P9"><text:bookmark text:name="b582"/><text:span text:style-name="Source_20_Text">sudo apt-get update</text:span></text:p>
      <text:p text:style-name="P22">sudo apt-get -y upgrade</text:p>
      <text:p text:style-name="P9"><text:bookmark text:name="6639"/><text:span text:style-name="Source_20_Text">cd /tmp</text:span></text:p>
      <text:p text:style-name="P22">wget <text:a xlink:type="simple" xlink:href="https://dl.google.com/go/go1.11.linux-amd64.tar.gz" office:target-frame-name="_blank" xlink:show="new" text:style-name="Internet_20_link" text:visited-style-name="Visited_20_Internet_20_Link">https://dl.google.com/go/go1.11.linux-amd64.tar.gz</text:a></text:p>
      <text:p text:style-name="P9"><text:bookmark text:name="de2b"/><text:span text:style-name="Source_20_Text">sudo tar -xvf go1.11.linux-amd64.tar.gz</text:span></text:p>
      <text:p text:style-name="P22">sudo mv go /usr/local</text:p>
      <text:p text:style-name="P9"><text:bookmark text:name="a8cb"/><text:span text:style-name="Source_20_Text">export GOROOT=/usr/local/go</text:span></text:p>
      <text:p text:style-name="P20">export GOPATH=<text:span text:style-name="T2">~/</text:span>go</text:p>
      <text:p text:style-name="P22">export PATH=$GOPATH/bin:$GOROOT/bin:$PATH</text:p>
      <text:p text:style-name="P9"><text:span text:style-name="Source_20_Text"><text:span text:style-name="T2">go env // überprüfen</text:span></text:span></text:p>
      <text:p text:style-name="P9"><text:span text:style-name="Source_20_Text"/></text:p>
      <text:p text:style-name="P9"><text:span text:style-name="Source_20_Text">Make install:</text:span></text:p>
      <text:p text:style-name="P9"><text:span text:style-name="Source_20_Text"/></text:p>
      <text:p text:style-name="P9"><text:span text:style-name="Source_20_Text">sud</text:span><text:span text:style-name="Source_20_Text"><text:span text:style-name="T2">o</text:span></text:span><text:span text:style-name="Source_20_Text"> apt-get install make</text:span></text:p>
      <text:p text:style-name="P9"><text:span text:style-name="Source_20_Text"/></text:p>
      <text:p text:style-name="P9"><text:span text:style-name="Source_20_Text">GCC install:</text:span></text:p>
      <text:p text:style-name="P9"><text:span text:style-name="Source_20_Text"/></text:p>
      <text:p text:style-name="P9"><text:span text:style-name="Source_20_Text">sudo apt-get install gcc</text:span></text:p>
      <text:p text:style-name="P9"><text:span text:style-name="Source_20_Text"/></text:p>
      <text:p text:style-name="P9"><text:span text:style-name="Source_20_Text"><text:span text:style-name="T2">curl install: </text:span></text:span></text:p>
      <text:p text:style-name="P9"><text:span text:style-name="Source_20_Text">sudo apt install curl</text:span></text:p>
      <text:p text:style-name="P9"><text:span text:style-name="Source_20_Text"/></text:p>
      <text:p text:style-name="P1"/>
      <text:p text:style-name="P1">Build and install Kata-Container runtime</text:p>
      <text:p text:style-name="P1"/>
      <text:p text:style-name="P9"><text:span text:style-name="Source_20_Text">go get -d -u github.com/kata-containers/runtime</text:span></text:p>
      <text:p text:style-name="P6"><text:span text:style-name="T3">cd </text:span><text:span text:style-name="Source_20_Text">$GOPATH/src/github.com/kata-containers/runtime</text:span></text:p>
      <text:p text:style-name="P9"><text:span text:style-name="Source_20_Text">make &amp;&amp; sudo -E PATH=$PATH make install</text:span></text:p>
      <text:p text:style-name="P1"/>
      <text:p text:style-name="P1">Ergebnis:</text:p>
      <text:p text:style-name="P1"><text:s text:c="5"/>BUILD <text:s text:c="3"/>/root/go/src/github.com/kata-containers/runtime/kata-runtime</text:p>
      <text:p text:style-name="P1"><text:s text:c="5"/>GENERATE cli/config/configuration-qemu.toml</text:p>
      <text:p text:style-name="P1"><text:s text:c="5"/>GENERATE cli/config/configuration-qemu-virtiofs.toml</text:p>
      <text:p text:style-name="P1"><text:s text:c="5"/>GENERATE cli/config/configuration-clh.toml</text:p>
      <text:p text:style-name="P1"><text:s text:c="5"/>GENERATE cli/config/configuration-fc.toml</text:p>
      <text:p text:style-name="P1"><text:s text:c="5"/>GENERATE cli/config/configuration-acrn.toml</text:p>
      <text:p text:style-name="P1"><text:s text:c="5"/>BUILD <text:s text:c="3"/>/root/go/src/github.com/kata-containers/runtime/containerd-shim-kata-v2</text:p>
      <text:p text:style-name="P1"><text:s text:c="5"/>BUILD <text:s text:c="3"/>/root/go/src/github.com/kata-containers/runtime/kata-netmon</text:p>
      <text:p text:style-name="P1">kata-runtime - version 1.11.0-rc0 (commit 82ee8344d1d12025ceba37a6cbdcf475fbf6390d)</text:p>
      <text:p text:style-name="P1"/>
      <text:p text:style-name="P1"><text:s text:c="5"/>INSTALL <text:s/>install-scripts</text:p>
      <text:p text:style-name="P1"><text:s text:c="5"/>INSTALL <text:s/>install-completions</text:p>
      <text:p text:style-name="P1"><text:s text:c="5"/>INSTALL <text:s/>install-configs</text:p>
      <text:p text:style-name="P1"><text:s text:c="5"/>INSTALL <text:s/>install-configs</text:p>
      <text:p text:style-name="P1"><text:s text:c="5"/>INSTALL <text:s/>install-bin</text:p>
      <text:p text:style-name="P1"><text:s text:c="5"/>INSTALL <text:s/>install-containerd-shim-v2</text:p>
      <text:p text:style-name="P1"><text:s text:c="5"/>INSTALL <text:s/>install-bin-libexec</text:p>
      <text:p text:style-name="P1"/>
      <text:p text:style-name="P1"><text:soft-page-break/></text:p>
      <text:p text:style-name="P1">Check hardware requierment:</text:p>
      <text:p text:style-name="P2">Install this: </text:p>
      <text:p text:style-name="P1"><text:a xlink:type="simple" xlink:href="https://github.com/kata-containers/documentation/blob/master/install/ubuntu-installation-guide.md" text:style-name="Internet_20_link" text:visited-style-name="Visited_20_Internet_20_Link">https://github.com/kata-containers/documentation/blob/master/install/ubuntu-installation-guide.md</text:a></text:p>
      <text:p text:style-name="P1"/>
      <text:p text:style-name="P9"><text:span text:style-name="Source_20_Text">sudo kata-runtime kata-check</text:span></text:p>
      <text:p text:style-name="P1"/>
      <text:p text:style-name="P1">Ergebnis:</text:p>
      <text:p text:style-name="P1"/>
      <text:p text:style-name="P1">System is capable of running Kata Containers</text:p>
      <text:p text:style-name="P1">System can currently create Kata Containers</text:p>
      <text:p text:style-name="P1"/>
      <text:p text:style-name="P1"/>
      <text:p text:style-name="P1"/>
      <text:p text:style-name="P1"/>
      <text:p text:style-name="P1"/>
      <text:p text:style-name="P1"/>
      <text:h text:style-name="P23" text:outline-level="2"><text:bookmark text:name="user-content-configure-to-use-initrd-or-rootfs-image"/>Configure to use initrd or rootfs image</text:h>
      <text:p text:style-name="P1"/>
      <text:p text:style-name="P6"><text:span text:style-name="T4">Jenachdem ob man eine </text:span>initrd</text:p>
      <text:p text:style-name="P6"><text:span text:style-name="T4"><text:s/>oder image datei erstellen möchte muss man diese in dem verzeichnis: </text:span><text:span text:style-name="Source_20_Text">/usr/share/defaults/kata-containers/configuration.toml </text:span><text:span text:style-name="Source_20_Text"><text:span text:style-name="T4">asklammern wir wollen eine Image datei erstellen, deswegen klamern wir </text:span></text:span><text:span text:style-name="Source_20_Text">initrd</text:span></text:p>
      <text:p text:style-name="P6"><text:span text:style-name="Source_20_Text"><text:span text:style-name="T4"><text:s/>aus: </text:span></text:span></text:p>
      <text:p text:style-name="P6"><text:span text:style-name="Source_20_Text"/></text:p>
      <text:p text:style-name="P6"><text:span text:style-name="Source_20_Text"># Copyright (c) 2017-2019 Intel Corporation</text:span></text:p>
      <text:p text:style-name="P6"><text:span text:style-name="Source_20_Text">#</text:span></text:p>
      <text:p text:style-name="P6"><text:span text:style-name="Source_20_Text"># SPDX-License-Identifier: Apache-2.0</text:span></text:p>
      <text:p text:style-name="P6"><text:span text:style-name="Source_20_Text">#</text:span></text:p>
      <text:p text:style-name="P6"><text:span text:style-name="Source_20_Text"/></text:p>
      <text:p text:style-name="P6"><text:span text:style-name="Source_20_Text"># XXX: WARNING: this file is auto-generated.</text:span></text:p>
      <text:p text:style-name="P6"><text:span text:style-name="Source_20_Text"># XXX:</text:span></text:p>
      <text:p text:style-name="P6"><text:span text:style-name="Source_20_Text"># XXX: Source file: "cli/config/configuration-qemu.toml.in"</text:span></text:p>
      <text:p text:style-name="P6"><text:span text:style-name="Source_20_Text"># XXX: Project:</text:span></text:p>
      <text:p text:style-name="P6"><text:span text:style-name="Source_20_Text"># XXX: <text:s text:c="2"/>Name: Kata Containers</text:span></text:p>
      <text:p text:style-name="P6"><text:span text:style-name="Source_20_Text"># XXX: <text:s text:c="2"/>Type: kata</text:span></text:p>
      <text:p text:style-name="P6"><text:span text:style-name="Source_20_Text"/></text:p>
      <text:p text:style-name="P6"><text:span text:style-name="Source_20_Text">[hypervisor.qemu]</text:span></text:p>
      <text:p text:style-name="P6"><text:span text:style-name="Source_20_Text">path = "/usr/bin/qemu-system-x86_64"</text:span></text:p>
      <text:p text:style-name="P6"><text:span text:style-name="Source_20_Text">kernel = "/usr/share/kata-containers/vmlinuz.container"</text:span></text:p>
      <text:p text:style-name="P6"><text:span text:style-name="Source_20_Text"><text:span text:style-name="T6"># initrd = "/usr/share/kata-containers/kata-containers-initrd.img"</text:span></text:span></text:p>
      <text:p text:style-name="P6"><text:span text:style-name="Source_20_Text">image = "/usr/share/kata-containers/kata-containers.img"</text:span></text:p>
      <text:p text:style-name="P6"><text:span text:style-name="Source_20_Text">machine_type = "pc"</text:span></text:p>
      <text:p text:style-name="P6"><text:span text:style-name="Source_20_Text"/></text:p>
      <text:p text:style-name="P6"><text:span text:style-name="Source_20_Text"><text:span text:style-name="T6"/></text:span></text:p>
      <text:h text:style-name="P8" text:outline-level="4"><text:span text:style-name="Source_20_Text">Disabling systemd-journald rate limiting</text:span></text:h>
      <text:p text:style-name="P6"><text:span text:style-name="Source_20_Text"><text:span text:style-name="T8">sudo nano </text:span></text:span><text:span text:style-name="Source_20_Text">/etc/systemd/journald.conf</text:span></text:p>
      <text:p text:style-name="P6"><text:span text:style-name="Source_20_Text"/></text:p>
      <text:p text:style-name="P6"><text:span text:style-name="Source_20_Text"><text:span text:style-name="T1">hinzufügen von:</text:span></text:span></text:p>
      <text:p text:style-name="P20"><text:span text:style-name="Source_20_Text">RateLimitInterval=0s</text:span></text:p>
      <text:p text:style-name="P22"><text:span text:style-name="Source_20_Text">RateLimitBurst=0</text:span></text:p>
      <text:p text:style-name="P20"><text:soft-page-break/><text:span text:style-name="Source_20_Text">sudo systemctl restart systemd-journald</text:span></text:p>
      <text:p text:style-name="P6"><text:span text:style-name="Source_20_Text"/></text:p>
      <text:p text:style-name="P6"/>
      <text:h text:style-name="P28" text:outline-level="1"><text:span text:style-name="Source_20_Text">Build and install Kata proxy</text:span></text:h>
      <text:p text:style-name="P20"><text:span text:style-name="Source_20_Text"/></text:p>
      <text:p text:style-name="P20"><text:span text:style-name="Source_20_Text">go get -d -u github.com/kata-containers/proxy</text:span></text:p>
      <text:p text:style-name="P20"><text:span text:style-name="Source_20_Text"/></text:p>
      <text:p text:style-name="P20"><text:span text:style-name="Source_20_Text">cd $GOPATH/src/github.com/kata-containers/proxy</text:span></text:p>
      <text:p text:style-name="P6"><text:span text:style-name="Source_20_Text"/></text:p>
      <text:p text:style-name="P20"><text:span text:style-name="Source_20_Text">make &amp;&amp; sudo make install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h text:style-name="P28" text:outline-level="1"><text:bookmark text:name="user-content-build-and-install-kata-shim"/><text:span text:style-name="Source_20_Text">Build and install Kata shim</text:span></text:h>
      <text:p text:style-name="P20"><text:span text:style-name="Source_20_Text">go get -d -u github.com/kata-containers/shim</text:span></text:p>
      <text:p text:style-name="P6"><text:span text:style-name="Source_20_Text"/></text:p>
      <text:p text:style-name="P20"><text:span text:style-name="Source_20_Text">cd $GOPATH/src/github.com/kata-containers/shim</text:span></text:p>
      <text:p text:style-name="P6"><text:span text:style-name="Source_20_Text"/></text:p>
      <text:p text:style-name="P20"><text:span text:style-name="Source_20_Text">make &amp;&amp; sudo make install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h text:style-name="P24" text:outline-level="2"><text:span text:style-name="Source_20_Text">Build a custom Kata agent - OPTIONAL</text:span></text:h>
      <text:p text:style-name="P6"><text:span text:style-name="Source_20_Text"/></text:p>
      <text:p text:style-name="P20"><text:span text:style-name="Source_20_Text">go get -d -u github.com/kata-containers/agent</text:span></text:p>
      <text:p text:style-name="P6"><text:span text:style-name="Source_20_Text"/></text:p>
      <text:p text:style-name="P20"><text:span text:style-name="Source_20_Text">cd $GOPATH/src/github.com/kata-containers/agent</text:span></text:p>
      <text:p text:style-name="P20"><text:span text:style-name="Source_20_Text"/></text:p>
      <text:p text:style-name="P20"><text:span text:style-name="Source_20_Text"><text:span text:style-name="T1">make</text:span></text:span></text:p>
      <text:p text:style-name="P25"><text:span text:style-name="Source_20_Text"/></text:p>
      <text:h text:style-name="P24" text:outline-level="2"><text:bookmark text:name="user-content-get-the-osbuilder"/><text:span text:style-name="Source_20_Text">Get the osbuilder </text:span></text:h>
      <text:p text:style-name="P25"><text:span text:style-name="Source_20_Text"/></text:p>
      <text:p text:style-name="P25"><text:span text:style-name="Source_20_Text"><text:span text:style-name="T1">Wird benötigt um die rootfs datei zu installieren-</text:span></text:span></text:p>
      <text:p text:style-name="P25"><text:span text:style-name="Source_20_Text"/></text:p>
      <text:p text:style-name="P20"><text:span text:style-name="Source_20_Text">go get -d -u github.com/kata-containers/osbuilder</text:span></text:p>
      <text:p text:style-name="P6"><text:span text:style-name="Source_20_Text"/></text:p>
      <text:h text:style-name="P24" text:outline-level="2"><text:bookmark text:name="user-content-create-a-rootfs-image"/>Create a rootfs image</text:h>
      <text:p text:style-name="P20"><text:span text:style-name="Source_20_Text"/></text:p>
      <text:p text:style-name="P20"><text:span text:style-name="Source_20_Text">export ROOTFS_DIR=${GOPATH}/src/github.com/kata-containers/osbuilder/rootfs-builder/rootfs</text:span></text:p>
      <text:p text:style-name="P20"><text:span text:style-name="Source_20_Text"/></text:p>
      <text:p text:style-name="P20"><text:span text:style-name="Source_20_Text">sudo rm -rf ${ROOTFS_DIR}</text:span></text:p>
      <text:p text:style-name="P20"><text:soft-page-break/><text:span text:style-name="Source_20_Text">cd $GOPATH/src/github.com/kata-containers/osbuilder/rootfs-builder</text:span></text:p>
      <text:p text:style-name="P20"/>
      <text:p text:style-name="P6">export distro=alpine</text:p>
      <text:p text:style-name="P6"/>
      <text:p text:style-name="P20"><text:span text:style-name="Source_20_Text">script -fec 'sudo -E GOPATH=$GOPATH USE_DOCKER=true SECCOMP=no ./rootfs.sh ${distro}'</text:span></text:p>
      <text:p text:style-name="P6"/>
      <text:p text:style-name="P6"/>
      <text:h text:style-name="P29" text:outline-level="3"><text:bookmark text:name="user-content-build-a-rootfs-image"/>Build a rootfs image</text:h>
      <text:p text:style-name="P6"/>
      <text:p text:style-name="P20"><text:span text:style-name="Source_20_Text">cd $GOPATH/src/github.com/kata-containers/osbuilder/image-builder</text:span></text:p>
      <text:p text:style-name="P6"/>
      <text:p text:style-name="P20"><text:span text:style-name="Source_20_Text">script -fec 'sudo -E USE_DOCKER=true ./image_builder.sh ${ROOTFS_DIR}'</text:span></text:p>
      <text:p text:style-name="P6"/>
      <text:p text:style-name="P6"/>
      <text:p text:style-name="P6"/>
      <text:p text:style-name="P6"/>
      <text:p text:style-name="P6"/>
      <text:p text:style-name="P6"><text:span text:style-name="T7">Hinweis: </text:span><text:span text:style-name="T9">mit </text:span><text:span text:style-name="T6">kata-runtime</text:span> <text:span text:style-name="T9">können verschiedene informationen aufgerufen werden. Zum Beispiel kann man dadurch Kata-Container erstellen, pausieren, starten, löschen oder status aufrufen. </text:span></text:p>
      <text:p text:style-name="P6"/>
      <text:h text:style-name="P29" text:outline-level="3">Install the rootfs image</text:h>
      <text:p text:style-name="P6"/>
      <text:p text:style-name="P20"><text:span text:style-name="Source_20_Text">commit=$(git log --format=%h -1 HEAD)</text:span></text:p>
      <text:p text:style-name="P6"/>
      <text:p text:style-name="P6"/>
      <text:p text:style-name="P20"><text:span text:style-name="Source_20_Text">date=$(date +%Y-%m-%d-%T.%N%z)</text:span></text:p>
      <text:p text:style-name="P6"/>
      <text:p text:style-name="P20"><text:span text:style-name="Source_20_Text">image="kata-containers-${date}-${commit}"</text:span></text:p>
      <text:p text:style-name="P6"/>
      <text:p text:style-name="P3">cd /usr/share/kata-containers</text:p>
      <text:p text:style-name="P3"/>
      <text:p text:style-name="P10"><text:span text:style-name="Source_20_Text">sudo install -o root -g root -m 0640 -D kata-containers.img "/usr/share/kata-containers/${image}"</text:span></text:p>
      <text:p text:style-name="P3"/>
      <text:p text:style-name="P10"><text:span text:style-name="Source_20_Text">(cd /usr/share/kata-containers &amp;&amp; sudo ln -sf "$image" kata-containers.img)</text:span></text:p>
      <text:p text:style-name="P3"/>
      <text:p text:style-name="P3"/>
      <text:h text:style-name="P26" text:outline-level="1"><text:bookmark text:name="user-content-install-guest-kernel-images"/>Install guest kernel images</text:h>
      <text:p text:style-name="P3"/>
      <text:p text:style-name="P10">go get -d -u github.com/kata-containers/packaging</text:p>
      <text:p text:style-name="P3"/>
      <text:p text:style-name="P10">cd $GOPATH/src/github.com/kata-containers/packaging/kernel</text:p>
      <text:p text:style-name="P3"/>
      <text:p text:style-name="P10">./build-kernel.sh setup</text:p>
      <text:p text:style-name="P3"/>
      <text:p text:style-name="P4">fail: /bin/sh: 1: flex: not found</text:p>
      <text:p text:style-name="P4"/>
      <text:p text:style-name="P4">install flex:</text:p>
      <text:p text:style-name="P4"/>
      <text:p text:style-name="P11"><text:span text:style-name="Source_20_Text">sudo apt-get update</text:span></text:p>
      <text:p text:style-name="P22"><text:soft-page-break/><text:span text:style-name="Source_20_Text">sudo apt-get install flex</text:span></text:p>
      <text:p text:style-name="P21"><text:span text:style-name="Source_20_Text">./build-kernel.sh setup</text:span></text:p>
      <text:p text:style-name="P4">fail: /bin/sh: 1: bison: not found</text:p>
      <text:p text:style-name="P4"/>
      <text:p text:style-name="P4">install bison:</text:p>
      <text:p text:style-name="P4"/>
      <text:p text:style-name="P4"><text:bookmark text:name="step1"/><text:span text:style-name="Source_20_Text">sudo apt-get update -y</text:span></text:p>
      <text:p text:style-name="P4"/>
      <text:p text:style-name="P4"><text:bookmark text:name="step2"/><text:span text:style-name="Source_20_Text">sudo apt-get install -y bison</text:span></text:p>
      <text:p text:style-name="P4"/>
      <text:p text:style-name="P10">./build-kernel.sh setup</text:p>
      <text:p text:style-name="P10"/>
      <text:p text:style-name="P10">./build-kernel.sh install</text:p>
      <text:p text:style-name="P10"/>
      <text:p text:style-name="P10"/>
      <text:p text:style-name="P10"/>
      <text:p text:style-name="P10"/>
      <text:p text:style-name="P12">fail: error: Cannot generate ORC metadata for CONFIG_UNWINDER_ORC=y, please install libelf-dev, libelf-devel or elfutils-libelf-devel</text:p>
      <text:p text:style-name="P12"/>
      <text:p text:style-name="P12">install <text:s/>install libelf-dev:</text:p>
      <text:p text:style-name="P12"/>
      <text:p text:style-name="P12">sudo <text:span text:style-name="T5">apt-get</text:span> update</text:p>
      <text:p text:style-name="P12">sudo <text:span text:style-name="T5">apt-get install libelf</text:span>-<text:span text:style-name="T5">dev</text:span></text:p>
      <text:p text:style-name="P13"/>
      <text:p text:style-name="P16">./build-kernel.sh install</text:p>
      <text:p text:style-name="P17"/>
      <text:p text:style-name="P14">Ergebnis:</text:p>
      <text:p text:style-name="P18"/>
      <text:p text:style-name="P18">Setup is 16060 bytes (padded to 16384 bytes).</text:p>
      <text:p text:style-name="P18">System is 5093 kB</text:p>
      <text:p text:style-name="P18">CRC e49589f4</text:p>
      <text:p text:style-name="P18">Kernel: arch/x86/boot/bzImage is ready <text:s/>(#1)</text:p>
      <text:p text:style-name="P18">lrwxrwxrwx 1 root root 17 Jun <text:s/>5 12:06 /usr/share/kata-containers/vmlinux.container -&gt; vmlinux-5.4.32-79</text:p>
      <text:p text:style-name="P18">lrwxrwxrwx 1 root root 17 Jun <text:s/>5 12:06 /usr/share/kata-containers/vmlinuz.container -&gt; vmlinuz-5.4.32-79</text:p>
      <text:p text:style-name="P15"/>
      <text:h text:style-name="P27" text:outline-level="1"><text:bookmark text:name="user-content-install-a-hypervisor"/>Install a hypervisor</text:h>
      <text:p text:style-name="P15"/>
      <text:p text:style-name="P15"/>
      <text:p text:style-name="P11"><text:span text:style-name="Source_20_Text">go get -d github.com/kata-containers/qemu</text:span></text:p>
      <text:p text:style-name="P4"/>
      <text:p text:style-name="P11"><text:span text:style-name="Source_20_Text">qemu_branch=$(grep qemu-lite- /root/go/src/github.com/kata-containers/runtime/versions.yaml | cut -d '"' -f2)</text:span></text:p>
      <text:p text:style-name="P11"><text:span text:style-name="Source_20_Text"/></text:p>
      <text:p text:style-name="P11"><text:span text:style-name="Source_20_Text">cd ${GOPATH}/src/github.com/kata-containers/qemu</text:span></text:p>
      <text:p text:style-name="P11"><text:span text:style-name="Source_20_Text"/></text:p>
      <text:p text:style-name="P11"><text:span text:style-name="Source_20_Text">git checkout -b $qemu_branch remotes/origin/qemu_branch</text:span></text:p>
      <text:p text:style-name="P11"/>
      <text:p text:style-name="P4">your_qemu_directory=/root/go/src/github.com/kata-containers/qemu</text:p>
      <text:p text:style-name="P4"/>
      <text:p text:style-name="P11"><text:span text:style-name="Source_20_Text">cd $your_qemu_directory</text:span></text:p>
      <text:p text:style-name="P4"/>
      <text:p text:style-name="P4">/root/go/src/github.com/kata-containers/packaging/scripts/configure-hypervisor.sh qemu &gt; kata.cfg</text:p>
      <text:p text:style-name="P4"><text:soft-page-break/></text:p>
      <text:p text:style-name="P5">install: </text:p>
      <text:p text:style-name="P5"><text:span text:style-name="Source_20_Text">sudo apt-get install python</text:span></text:p>
      <text:p text:style-name="P5"><text:span text:style-name="Source_20_Text">sudo apt-get install python3</text:span></text:p>
      <text:p text:style-name="P5"><text:bookmark text:name="step21"/><text:span text:style-name="Source_20_Text">sudo apt-get install -y python3-simpleeval</text:span></text:p>
      <text:p text:style-name="P5"><text:span text:style-name="Source_20_Text"/></text:p>
      <text:p text:style-name="P19"><text:span text:style-name="Source_20_Text">eval ./configure "$(cat kata.cfg)"</text:span></text:p>
      <text:p text:style-name="P5"><text:span text:style-name="Source_20_Text"/></text:p>
      <text:p text:style-name="P6"><text:span text:style-name="Source_20_Text"><text:span text:style-name="T10">Error: </text:span></text:span><text:span text:style-name="Source_20_Text">ERROR: glib-2.22 gthread-2.0 is required to compile QEMU </text:span></text:p>
      <text:p text:style-name="P5"><text:span text:style-name="Source_20_Text"/></text:p>
      <text:p text:style-name="P5"><text:span text:style-name="Source_20_Text"><text:span text:style-name="T10">Install: </text:span></text:span></text:p>
      <text:p text:style-name="P5"><text:span text:style-name="Source_20_Text"/></text:p>
      <text:p text:style-name="P5"><text:span text:style-name="Source_20_Text">apt-get install build-essential zlib1g-dev pkg-config libglib2.0-dev binutils-dev libboost-all-dev autoconf libtool libssl-dev libpixman-1-dev libpython-dev python-pip python-capstone virtualenv</text:span></text:p>
      <text:p text:style-name="P5"><text:span text:style-name="Source_20_Text"/></text:p>
      <text:p text:style-name="P19"><text:span text:style-name="Source_20_Text"><text:s/></text:span></text:p>
      <text:p text:style-name="P19"><text:span text:style-name="Source_20_Text">make -j $(nproc)</text:span></text:p>
      <text:p text:style-name="P19"><text:span text:style-name="Source_20_Text"/></text:p>
      <text:p text:style-name="P19"><text:span text:style-name="Source_20_Text"><text:span text:style-name="T11">fail: </text:span></text:span></text:p>
      <text:p text:style-name="P19"><text:span text:style-name="Source_20_Text"/></text:p>
      <text:p text:style-name="P19"><text:span text:style-name="Source_20_Text">util/memfd.c:40:12: error: static declaration of ‘memfd_create’ follows non-static declaration</text:span></text:p>
      <text:p text:style-name="P19"><text:span text:style-name="Source_20_Text"><text:s/>static int memfd_create(const char *name, unsigned int flags)</text:span></text:p>
      <text:p text:style-name="P19"><text:span text:style-name="Source_20_Text"><text:s text:c="12"/>^~~~~~~~~~~~</text:span></text:p>
      <text:p text:style-name="P19"><text:span text:style-name="Source_20_Text">In file included from /usr/include/x86_64-linux-gnu/bits/mman-linux.h:115:0,</text:span></text:p>
      <text:p text:style-name="P19"><text:span text:style-name="Source_20_Text"><text:s text:c="17"/>from /usr/include/x86_64-linux-gnu/bits/mman.h:45,</text:span></text:p>
      <text:p text:style-name="P19"><text:span text:style-name="Source_20_Text"><text:s text:c="17"/>from /usr/include/x86_64-linux-gnu/sys/mman.h:41,</text:span></text:p>
      <text:p text:style-name="P19"><text:span text:style-name="Source_20_Text"><text:s text:c="17"/>from /root/go/src/github.com/kata-containers/qemu/include/sysemu/os-posix.h:29,</text:span></text:p>
      <text:p text:style-name="P19"><text:span text:style-name="Source_20_Text"><text:s text:c="17"/>from /root/go/src/github.com/kata-containers/qemu/include/qemu/osdep.h:104,</text:span></text:p>
      <text:p text:style-name="P19"><text:span text:style-name="Source_20_Text"><text:s text:c="17"/>from util/memfd.c:28:</text:span></text:p>
      <text:p text:style-name="P19"><text:span text:style-name="Source_20_Text">/usr/include/x86_64-linux-gnu/bits/mman-shared.h:46:5: note: previous declaration of ‘memfd_create’ was here</text:span></text:p>
      <text:p text:style-name="P19"><text:span text:style-name="Source_20_Text"><text:s/>int memfd_create (const char *__name, unsigned int __flags) __THROW;</text:span></text:p>
      <text:p text:style-name="P19"><text:span text:style-name="Source_20_Text"><text:s text:c="5"/>^~~~~~~~~~~~</text:span></text:p>
      <text:p text:style-name="P19"><text:span text:style-name="Source_20_Text">/root/go/src/github.com/kata-containers/qemu/rules.mak:69: recipe for target 'util/memfd.o' failed</text:span></text:p>
      <text:p text:style-name="P19"><text:span text:style-name="Source_20_Text">make: *** [util/memfd.o] Error 1</text:span></text:p>
      <text:p text:style-name="P19"><text:span text:style-name="Source_20_Text">make: *** Auf noch nicht beendete Prozesse wird gewartet …</text:span></text:p>
      <text:p text:style-name="P19"><text:span text:style-name="Source_20_Text"/></text:p>
      <text:p text:style-name="P19"><text:span text:style-name="Source_20_Text"><text:span text:style-name="T11">Lösung:</text:span></text:span></text:p>
      <text:p text:style-name="P19"><text:span text:style-name="Source_20_Text"><text:span text:style-name="T11">sudo nano </text:span></text:span><text:span text:style-name="Source_20_Text">util/memfd.c</text:span></text:p>
      <text:p text:style-name="P19"><text:span text:style-name="Source_20_Text"/></text:p>
      <text:p text:style-name="P19"><text:span text:style-name="Source_20_Text"><text:span text:style-name="T11">Zeile:</text:span></text:span></text:p>
      <text:p text:style-name="P19"><text:span text:style-name="Source_20_Text"/></text:p>
      <text:p text:style-name="P5"><text:span text:style-name="Source_20_Text"><text:span text:style-name="T12">-#ifdef CONFIG_MEMFD</text:span></text:span></text:p>
      <text:p text:style-name="P5"><text:span text:style-name="Source_20_Text"><text:span text:style-name="T12">-#include &lt;sys/memfd.h&gt;</text:span></text:span></text:p>
      <text:p text:style-name="P5"><text:span text:style-name="Source_20_Text"><text:span text:style-name="T12">-#elif defined CONFIG_LINUX</text:span></text:span></text:p>
      <text:p text:style-name="P5"><text:span text:style-name="Source_20_Text"><text:span text:style-name="T13">+#if defined CONFIG_LINUX &amp;&amp; !defined CONFIG_MEMFD</text:span></text:span></text:p>
      <text:p text:style-name="P19"><text:span text:style-name="Source_20_Text"/></text:p>
      <text:p text:style-name="P19"><text:span text:style-name="Source_20_Text"><text:span text:style-name="T12">- static int memfd_create(const char *name, unsigned int flags)</text:span></text:span></text:p>
      <text:p text:style-name="P19"><text:span text:style-name="Source_20_Text"><text:s/></text:span><text:span text:style-name="Source_20_Text"><text:span text:style-name="T14">+</text:span></text:span><text:span text:style-name="Source_20_Text"><text:span text:style-name="T13">static int tmp_memfd_create(const char *name, unsigned int flags)</text:span></text:span></text:p>
      <text:p text:style-name="P19"><text:span text:style-name="Source_20_Text"><text:span text:style-name="T13"/></text:span></text:p>
      <text:p text:style-name="P19"><text:span text:style-name="Source_20_Text"><text:span text:style-name="T16">sudo nano configure:</text:span></text:span></text:p>
      <text:p text:style-name="P19"><text:span text:style-name="Source_20_Text"><text:span text:style-name="T16"/></text:span></text:p>
      <text:p text:style-name="P19"><text:span text:style-name="Source_20_Text"><text:span text:style-name="T12">-#include &lt;sys/memfd.h&gt;</text:span></text:span></text:p>
      <text:p text:style-name="P19"><text:span text:style-name="Source_20_Text"><text:span text:style-name="T13">+#include &lt;sys/mman.h&gt;</text:span></text:span></text:p>
      <text:p text:style-name="P19"><text:soft-page-break/><text:span text:style-name="Source_20_Text"><text:span text:style-name="T16"/></text:span></text:p>
      <text:p text:style-name="P5"><text:span text:style-name="Source_20_Text"><text:span text:style-name="T17">Fail:</text:span></text:span></text:p>
      <text:p text:style-name="P5"><text:span text:style-name="Source_20_Text"><text:span text:style-name="T17"/></text:span></text:p>
      <text:p text:style-name="P5"><text:span text:style-name="Source_20_Text"><text:span text:style-name="T17">util/memfd.c:45:2: error: #endif without #if</text:span></text:span></text:p>
      <text:p text:style-name="P5"><text:span text:style-name="Source_20_Text"><text:span text:style-name="T17"><text:s/>#endif</text:span></text:span></text:p>
      <text:p text:style-name="P5"><text:span text:style-name="Source_20_Text"><text:span text:style-name="T17"/></text:span></text:p>
      <text:p text:style-name="P5"><text:span text:style-name="Source_20_Text"><text:span text:style-name="T17">Lösung: </text:span></text:span></text:p>
      <text:p text:style-name="P5"><text:span text:style-name="Source_20_Text"><text:span text:style-name="T15"/></text:span></text:p>
      <text:p text:style-name="P19"><text:span text:style-name="Source_20_Text"><text:span text:style-name="T18">sudo nano </text:span></text:span><text:span text:style-name="Source_20_Text"><text:span text:style-name="T15">util/memfd.c</text:span></text:span></text:p>
      <text:p text:style-name="P5"><text:span text:style-name="Source_20_Text"><text:span text:style-name="T13"/></text:span></text:p>
      <text:p text:style-name="P5"><text:span text:style-name="Source_20_Text"><text:span text:style-name="T12">#endif</text:span></text:span></text:p>
      <text:p text:style-name="P5"><text:span text:style-name="Source_20_Text"><text:span text:style-name="T13">-#endif</text:span>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><text:span text:style-name="T19">fail:</text:span></text:span></text:p>
      <text:p text:style-name="P5"><text:span text:style-name="Source_20_Text"/></text:p>
      <text:p text:style-name="P5"><text:span text:style-name="Source_20_Text">block/blkverify.c:309:29: error: ‘%s’ directive output may be truncated writing up to 4095 bytes into a region of size 4086 [-Werror=format-truncation=]</text:span></text:p>
      <text:p text:style-name="P5"><text:span text:style-name="Source_20_Text"><text:s text:c="18"/>"blkverify:%s:%s",</text:span></text:p>
      <text:p text:style-name="P5"><text:span text:style-name="Source_20_Text"><text:s text:c="29"/>^~</text:span></text:p>
      <text:p text:style-name="P5"><text:span text:style-name="Source_20_Text">In file included from /usr/include/stdio.h:862:0,</text:span></text:p>
      <text:p text:style-name="P5"><text:span text:style-name="Source_20_Text"><text:s text:c="17"/>from /root/go/src/github.com/kata-containers/qemu/include/qemu/osdep.h:68,</text:span></text:p>
      <text:p text:style-name="P5"><text:span text:style-name="Source_20_Text"><text:s text:c="17"/>from block/blkverify.c:10:</text:span></text:p>
      <text:p text:style-name="P5"><text:span text:style-name="Source_20_Text">/usr/include/x86_64-linux-gnu/bits/stdio2.h:64:10: note: ‘__builtin___snprintf_chk’ output between 12 and 8202 bytes into a destination of size 4096</text:span></text:p>
      <text:p text:style-name="P5"><text:span text:style-name="Source_20_Text"><text:s text:c="3"/>return __builtin___snprintf_chk (__s, __n, __USE_FORTIFY_LEVEL - 1,</text:span></text:p>
      <text:p text:style-name="P5"><text:span text:style-name="Source_20_Text"><text:s text:c="10"/>^~~~~~~~~~~~~~~~~~~~~~~~~~~~~~~~~~~~~~~~~~~~~~~~~~~~~~~~~~~~</text:span></text:p>
      <text:p text:style-name="P5"><text:span text:style-name="Source_20_Text"><text:s text:c="8"/>__bos (__s), __fmt, __va_arg_pack ());</text:span></text:p>
      <text:p text:style-name="P5"><text:span text:style-name="Source_20_Text"><text:s text:c="8"/>~~~~~~~~~~~~~~~~~~~~~~~~~~~~~~~~~~~~~</text:span></text:p>
      <text:p text:style-name="P5"><text:span text:style-name="Source_20_Text">cc1: all warnings being treated as errors</text:span></text:p>
      <text:p text:style-name="P5"><text:span text:style-name="Source_20_Text">block/blkdebug.c: In function ‘blkdebug_refresh_filename’:</text:span></text:p>
      <text:p text:style-name="P5"><text:span text:style-name="Source_20_Text">block/blkdebug.c:693:31: error: ‘%s’ directive output may be truncated writing up to 4095 bytes into a region of size 4086 [-Werror=format-truncation=]</text:span></text:p>
      <text:p text:style-name="P5"><text:span text:style-name="Source_20_Text"><text:s text:c="18"/>"blkdebug:%s:%s", s-&gt;config_file ?: "",</text:span></text:p>
      <text:p text:style-name="P5"><text:span text:style-name="Source_20_Text"><text:s text:c="31"/>^~</text:span></text:p>
      <text:p text:style-name="P5"><text:span text:style-name="Source_20_Text">In file included from /usr/include/stdio.h:862:0,</text:span></text:p>
      <text:p text:style-name="P5"><text:span text:style-name="Source_20_Text"><text:s text:c="17"/>from /root/go/src/github.com/kata-containers/qemu/include/qemu/osdep.h:68,</text:span></text:p>
      <text:p text:style-name="P5"><text:span text:style-name="Source_20_Text"><text:s text:c="17"/>from block/blkdebug.c:25:</text:span></text:p>
      <text:p text:style-name="P5"><text:soft-page-break/><text:span text:style-name="Source_20_Text">/usr/include/x86_64-linux-gnu/bits/stdio2.h:64:10: note: ‘__builtin___snprintf_chk’ output 11 or more bytes (assuming 4106) into a destination of size 4096</text:span></text:p>
      <text:p text:style-name="P5"><text:span text:style-name="Source_20_Text"><text:s text:c="3"/>return __builtin___snprintf_chk (__s, __n, __USE_FORTIFY_LEVEL - 1,</text:span></text:p>
      <text:p text:style-name="P5"><text:span text:style-name="Source_20_Text"><text:s text:c="10"/>^~~~~~~~~~~~~~~~~~~~~~~~~~~~~~~~~~~~~~~~~~~~~~~~~~~~~~~~~~~~</text:span></text:p>
      <text:p text:style-name="P5"><text:span text:style-name="Source_20_Text"><text:s text:c="8"/>__bos (__s), __fmt, __va_arg_pack ());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>Neue Versuch: </text:span></text:p>
      <text:p text:style-name="P31"><text:span text:style-name="Source_20_Text"><text:span text:style-name="T25">benötigt: </text:span></text:span></text:p>
      <text:p text:style-name="P31"><text:span text:style-name="Source_20_Text"><text:span text:style-name="T25">sudo apt-get update</text:span></text:span></text:p>
      <text:p text:style-name="P31"><text:span text:style-name="Source_20_Text"><text:span text:style-name="T25">sudo </text:span></text:span><text:span text:style-name="Source_20_Text">apt-get install -y pkg-config</text:span></text:p>
      <text:p text:style-name="P31"><text:span text:style-name="Source_20_Text"><text:span text:style-name="T26">sudo </text:span></text:span><text:span text:style-name="Source_20_Text">apt-get install libglib2.0-dev</text:span></text:p>
      <text:p text:style-name="P36"><text:span text:style-name="Source_20_Text">sudo apt-get install libpixman-1-dev</text:span></text:p>
      <text:p text:style-name="P5"><text:span text:style-name="Source_20_Text"/></text:p>
      <text:p text:style-name="P37"><text:span text:style-name="Source_20_Text"><text:span text:style-name="T23">go get -d </text:span></text:span><text:a xlink:type="simple" xlink:href="https://github.com/qemu/qemu" text:style-name="Internet_20_link" text:visited-style-name="Visited_20_Internet_20_Link"><text:span text:style-name="Source_20_Text"><text:span text:style-name="T23">github.com/qemu/qemu</text:span></text:span></text:a></text:p>
      <text:p text:style-name="P32"><text:span text:style-name="Source_20_Text"/></text:p>
      <text:p text:style-name="P33"><text:span text:style-name="Source_20_Text"><text:span text:style-name="T25">mv </text:span></text:span><text:span text:style-name="Source_20_Text">${GOPATH}/root/go/src/github.com kata-containers</text:span></text:p>
      <text:p text:style-name="P32"><text:span text:style-name="Source_20_Text"/></text:p>
      <text:p text:style-name="P37"><text:span text:style-name="Source_20_Text">cd ${GOPATH}/src/github.com/kata-containers/qemu/</text:span><text:span text:style-name="Source_20_Text"><text:span text:style-name="T25">qemu</text:span></text:span></text:p>
      <text:p text:style-name="P37"><text:span text:style-name="Source_20_Text"/></text:p>
      <text:p text:style-name="P35"><text:span text:style-name="Source_20_Text">mkdir build</text:span></text:p>
      <text:p text:style-name="P35"><text:span text:style-name="Source_20_Text"/></text:p>
      <text:p text:style-name="P35"><text:span text:style-name="Source_20_Text">cd build</text:span></text:p>
      <text:p text:style-name="P32"><text:span text:style-name="Source_20_Text"/></text:p>
      <text:p text:style-name="P35"><text:span text:style-name="Source_20_Text"><text:span text:style-name="T24">../configure</text:span></text:span></text:p>
      <text:p text:style-name="P32"><text:span text:style-name="Source_20_Text"/></text:p>
      <text:p text:style-name="P38"><text:span text:style-name="Source_20_Text">make</text:span></text:p>
      <text:p text:style-name="P34"/>
      <text:p text:style-name="P5"><text:span text:style-name="Source_20_Text"><text:span text:style-name="T20">Funktioniert!</text:span></text:span></text:p>
      <text:p text:style-name="P5"><text:span text:style-name="Source_20_Text"/></text:p>
      <text:p text:style-name="P5"><text:span text:style-name="Source_20_Text"><text:span text:style-name="T20">Was war das Problem?<text:line-break/>Der Repo war drei Jahre veraltet: github.com/kata-containers/qemu und hatte zudem viele ungelöste bugs: https://travis-ci.org/github/kata-containers/qemu/builds/694216004</text:span></text:span></text:p>
      <text:p text:style-name="P6"><text:span text:style-name="Source_20_Text"><text:span text:style-name="T1">Quelle: https://github.com/kata-containers/documentation/blob/master/Developer-Guide.md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3:25:25.371967754</meta:creation-date>
    <dc:date>2020-06-06T14:21:25.163192928</dc:date>
    <meta:editing-duration>PT28M58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8" meta:paragraph-count="224" meta:word-count="905" meta:character-count="9690" meta:non-whitespace-character-count="8575"/>
  </office:meta>
</office:document-meta>
</file>